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1.03.03 - Mudar Situação da Turm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1">31/12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7" text:outline-level="3">Pré-condições</text:h>
      <text:list xml:id="list42283198" text:style-name="WW8Num5">
        <text:list-item>
          <text:p text:style-name="P8">Usuário autenticado com permissão de Coordenador Acadêmico;</text:p>
        </text:list-item>
        <text:list-item>
          <text:p text:style-name="P8">Usuário acionou a opção Mudar Situação de uma turma (com situação diferente de cancela ou finalizada) no caso de uso base;</text:p>
        </text:list-item>
      </text:list>
      <text:h text:style-name="P7" text:outline-level="3">Atores</text:h>
      <text:p text:style-name="Text_20_body">Coordenador (primário)</text:p>
      <text:h text:style-name="P7" text:outline-level="3">Fluxo Principal</text:h>
      <text:list xml:id="list42306336" text:continue-list="list42283198" text:style-name="WW8Num5">
        <text:list-item text:start-value="1">
          <text:p text:style-name="P8">Sistema exibe:</text:p>
          <text:list>
            <text:list-item>
              <text:p text:style-name="P8">Sigla do Curso e Nome do Curso (TASI – Análise de Sistemas Informatizados);</text:p>
            </text:list-item>
            <text:list-item>
              <text:p text:style-name="P8">Período Letivo da Turma (p.ex.: 2011.1);</text:p>
            </text:list-item>
            <text:list-item>
              <text:p text:style-name="P8">Data de início da vigência da matriz (P.ex.: 01/01/2006);</text:p>
            </text:list-item>
            <text:list-item>
              <text:p text:style-name="P8">Sigla e Nome da Disciplina (AC1 – Arquitetura de Computadores I);</text:p>
            </text:list-item>
            <text:list-item>
              <text:p text:style-name="P8">Créditos do Componente Curricular (p.ex. 6);</text:p>
            </text:list-item>
            <text:list-item>
              <text:p text:style-name="P8">Carga Horária do Componente Curricular (p.ex. 120 horas/aula);</text:p>
            </text:list-item>
            <text:list-item>
              <text:p text:style-name="P8">Período Letivo do Componente na Matriz (p.ex. 1º Período);</text:p>
            </text:list-item>
            <text:list-item>
              <text:p text:style-name="P8">Tipo de Componente Curricular (p.ex. OBRIGATÓRIO);</text:p>
            </text:list-item>
            <text:list-item>
              <text:p text:style-name="P8">Grade de Horário (p.ex. B);</text:p>
            </text:list-item>
            <text:list-item>
              <text:p text:style-name="P8">Turno (p.ex. NOITE);</text:p>
            </text:list-item>
            <text:list-item>
              <text:p text:style-name="P8">Situação da Turma (p.ex. LIBERADA);</text:p>
            </text:list-item>
            <text:list-item>
              <text:p text:style-name="P8">Professor (se estiver registrado);</text:p>
            </text:list-item>
            <text:list-item>
              <text:p text:style-name="P8">Quantidade de Vagas;</text:p>
            </text:list-item>
          </text:list>
        </text:list-item>
        <text:list-item>
          <text:p text:style-name="P8">Sistema solicita para qual situação mudar a turma num caixa de opções, exibindo somente as que se aplicam (ver tipo de situação da turma no dicionário de dados)</text:p>
        </text:list-item>
        <text:list-item>
          <text:p text:style-name="P8">Usuário informa a situação para a qual deseja mudar a turma;</text:p>
        </text:list-item>
        <text:list-item>
          <text:p text:style-name="P8">Sistema informa o impacto da mudança:</text:p>
          <text:list>
            <text:list-item>
              <text:p text:style-name="P8">Para LIBERADA: informa que a turma estará disponível para receber inscrições. Somente realizar essa operação quando existir perspectiva que a turma venha a vingar;</text:p>
            </text:list-item>
            <text:list-item>
              <text:p text:style-name="P8">Para CANCELADA: informa que é uma operação sem volta. Caso se deseje criar outra turma parecida, dever-se-á criar uma nova turma;</text:p>
            </text:list-item>
            <text:list-item>
              <text:p text:style-name="P8">Para CONFIRMADA: informa que todas as requisições de inscrições devem estar respondidas (nenhuma inscrição em estado REQ), que existem x inscrições para a turma selecionada, que o professor deve estar indicado e que o estado dos alunos deferidos (DEF) serão alterados automaticamente para cursando (CUR);</text:p>
            </text:list-item>
            <text:list-item>
              <text:p text:style-name="P8">Para FINALIZADA: informa que todas as notas, faltas e situação final para os alunos em situação CUR (cursando) para essa turma devem estar preenchidas, e que está é uma opção sem volta, e exibir um resumo de alunos aprovados, alunos reprovados por média, <text:s/>reprovados por falta e de isentos da disciplina.</text:p>
            </text:list-item>
          </text:list>
        </text:list-item>
        <text:list-item>
          <text:p text:style-name="P8">Usuário clica na opção Mudar Situação;</text:p>
        </text:list-item>
        <text:list-item>
          <text:p text:style-name="P8">Se a nova situação for FINALIZADA, solicitar confirmação de que o diário está fechado e conferido;</text:p>
          <text:list>
            <text:list-item>
              <text:p text:style-name="P8"><text:soft-page-break/>Usuário confirma finalização da turma;</text:p>
            </text:list-item>
          </text:list>
        </text:list-item>
        <text:list-item>
          <text:p text:style-name="P8">Caso de uso é encerrado e volta para o passo 6 do caso de uso base;</text:p>
        </text:list-item>
      </text:list>
      <text:p text:style-name="P4"/>
      <text:h text:style-name="P7" text:outline-level="3">Fluxo Alternativo 1</text:h>
      <text:list xml:id="list42292281" text:continue-list="list42306336" text:style-name="WW8Num5">
        <text:list-item text:start-value="1">
          <text:p text:style-name="P8">Usuário pode encerrar caso de uso a qualquer momento;</text:p>
        </text:list-item>
      </text:list>
      <text:p text:style-name="P4"/>
      <text:h text:style-name="P7" text:outline-level="3">Fluxo Alternativo 2</text:h>
      <text:list xml:id="list42285297" text:continue-list="list42292281" text:style-name="WW8Num5">
        <text:list-item text:start-value="1">
          <text:p text:style-name="P8">Usuário tentou mudar para CONFIRMADA uma turma para qual existam uma ou mais solicitações não respondidas, exibir mensagem de erro e voltar ao passo 4;</text:p>
        </text:list-item>
      </text:list>
      <text:h text:style-name="P7" text:outline-level="3">Fluxo Alternativo 3</text:h>
      <text:list xml:id="list42313217" text:continue-list="list42285297" text:style-name="WW8Num5">
        <text:list-item text:start-value="1">
          <text:p text:style-name="P8">Usuário tentou mudar para CONFIRMADA uma turma para não existam inscrições deferidas. Exibir mensagem de erro e voltar ao passo 4;</text:p>
        </text:list-item>
      </text:list>
      <text:h text:style-name="P7" text:outline-level="3">Fluxo Alternativo 4</text:h>
      <text:list xml:id="list42285975" text:continue-list="list42313217" text:style-name="WW8Num5">
        <text:list-item text:start-value="1">
          <text:p text:style-name="P8">Usuário tentou mudar para CONFIRMADA uma turma para qual o professor não está indicado. Exibir mensagem de erro e voltar ao passo 4;</text:p>
        </text:list-item>
      </text:list>
      <text:h text:style-name="P7" text:outline-level="3">Fluxo Alternativo 5</text:h>
      <text:list xml:id="list42309940" text:continue-list="list42285975" text:style-name="WW8Num5">
        <text:list-item text:start-value="1">
          <text:p text:style-name="P8">Usuário tentou mudar para FINALIZADA uma turma com um ou mais alunos com pendências no lançamento da situação, ou seja, consta como cursando. Exibir mensagem de erro e voltar ao passo 4;</text:p>
        </text:list-item>
      </text:list>
      <text:h text:style-name="P7" text:outline-level="3">Pós-condições</text:h>
      <text:list xml:id="list42288942" text:continue-list="list42309940" text:style-name="WW8Num5">
        <text:list-item text:start-value="1">
          <text:p text:style-name="P8">O estado da turma foi alterado para o estado desejado;</text:p>
        </text:list-item>
        <text:list-item>
          <text:p text:style-name="P8">Não existem inscrições para essa turma no estado REQ;</text:p>
        </text:list-item>
        <text:list-item>
          <text:p text:style-name="P8">Não existem inscrições em estado CUR para essa turma, caso a nova situação seja FINALIZADA;</text:p>
        </text:list-item>
        <text:list-item>
          <text:p text:style-name="P8">As inscrições para essa turma em situação DEF (deferida) foram alteradas para o estado CUR (cursando);</text:p>
        </text:list-item>
        <text:list-item>
          <text:p text:style-name="P8">Sistema adicionou no log de auditoria a seguinte informação para o usuário logado: “Alterado a situação da turma do curso <text:span text:style-name="T1">TASI (Tecnologia em Sistemas Informatizados)</text:span><text:span text:style-name="T2">, Período Letivo </text:span><text:span text:style-name="T1">2011.1</text:span><text:span text:style-name="T2">, disciplina </text:span><text:span text:style-name="T1">AL1 – Algoritmos e Linguagens de Programação I</text:span><text:span text:style-name="T2">, Turno </text:span><text:span text:style-name="T1">TARDE</text:span><text:span text:style-name="T2">, Grade </text:span><text:span text:style-name="T1">A</text:span><text:span text:style-name="T2">, </text:span><text:span text:style-name="T2">da </text:span><text:span text:style-name="T2">situação </text:span><text:span text:style-name="T1">PLANEJADA</text:span><text:span text:style-name="T2"> para </text:span><text:span text:style-name="T1">LIBERADA</text:span><text:span text:style-name="T2">”;</text:span></text:p>
        </text:list-item>
      </text:list>
      <text:h text:style-name="P7" text:outline-level="3">Regras de Negócio</text:h>
      <text:p text:style-name="P4">Não se aplica.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arcio Belo</dc:creator>
    <dc:date>2011-03-15T22:17:24.88</dc:date>
    <meta:editing-cycles>25</meta:editing-cycles>
    <meta:editing-duration>PT04H03M39S</meta:editing-duration>
    <meta:generator>BrOffice.org/3.2$Win32 OpenOffice.org_project/320m18$Build-9502</meta:generator>
    <meta:document-statistic meta:table-count="1" meta:image-count="0" meta:object-count="0" meta:page-count="2" meta:paragraph-count="57" meta:word-count="640" meta:character-count="3915"/>
    <meta:user-defined meta:name="_DocHome" meta:value-type="float">1971586133</meta:user-defined>
  </office:meta>
</office:document-meta>
</file>